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8.5028in" table:align="center" fo:background-color="#f8f9fa">
        <style:background-image/>
      </style:table-properties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0.4507in"/>
    </style:style>
    <style:style style:name="Table1.C" style:family="table-column">
      <style:table-column-properties style:column-width="4.8903in"/>
    </style:style>
    <style:style style:name="Table1.D" style:family="table-column">
      <style:table-column-properties style:column-width="0.0431in"/>
    </style:style>
    <style:style style:name="Table1.E" style:family="table-column">
      <style:table-column-properties style:column-width="0.5618in"/>
    </style:style>
    <style:style style:name="Table1.F" style:family="table-column">
      <style:table-column-properties style:column-width="1.627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eaecf0" fo:padding="0in" fo:border-left="1.75pt solid #000000" fo:border-right="none" fo:border-top="1.75pt solid #000000" fo:border-bottom="1.75pt solid #000000">
        <style:background-image/>
      </style:table-cell-properties>
    </style:style>
    <style:style style:name="Table1.F1" style:family="table-cell">
      <style:table-cell-properties style:vertical-align="middle" fo:background-color="#eaecf0" fo:padding="0in" fo:border="1.75pt solid #000000">
        <style:background-image/>
      </style:table-cell-properties>
    </style:style>
    <style:style style:name="Table1.A2" style:family="table-cell">
      <style:table-cell-properties style:vertical-align="middle" fo:background-color="#b4c7dc" fo:padding="0in" fo:border-left="1.75pt solid #000000" fo:border-right="1.75pt solid #000000" fo:border-top="none" fo:border-bottom="1.75pt solid #000000">
        <style:background-image/>
      </style:table-cell-properties>
    </style:style>
    <style:style style:name="Table1.A3" style:family="table-cell">
      <style:table-cell-properties style:vertical-align="middle" fo:background-color="#ffffd7" fo:padding="0in" fo:border-left="1.75pt solid #000000" fo:border-right="none" fo:border-top="none" fo:border-bottom="1.75pt solid #000000">
        <style:background-image/>
      </style:table-cell-properties>
    </style:style>
    <style:style style:name="Table1.F3" style:family="table-cell">
      <style:table-cell-properties style:vertical-align="middle" fo:background-color="#ffffd7" fo:padding="0in" fo:border-left="1.75pt solid #000000" fo:border-right="1.75pt solid #000000" fo:border-top="none" fo:border-bottom="1.75pt solid #000000">
        <style:background-image/>
      </style:table-cell-properties>
    </style:style>
    <style:style style:name="P1" style:family="paragraph" style:parent-style-name="Heading_20_2">
      <style:paragraph-properties fo:margin-left="0in" fo:margin-right="0in" fo:margin-top="0in" fo:margin-bottom="0.0972in" style:contextual-spacing="false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6pt solid #a2a9b1"/>
    </style:style>
    <style:style style:name="P2" style:family="paragraph" style:parent-style-name="Table_20_Heading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25b9d2" officeooo:paragraph-rsid="0025b9d2" style:font-size-asian="26pt" style:font-weight-asian="bold" style:font-size-complex="26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paragraph-rsid="0027e502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22pt" fo:font-weight="bold" officeooo:rsid="00236282" officeooo:paragraph-rsid="00236282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22pt" fo:font-weight="bold" officeooo:rsid="0023b42e" officeooo:paragraph-rsid="0023b42e" style:font-size-asian="22pt" style:font-weight-asian="bold" style:font-size-complex="22pt" style:font-weight-complex="bold"/>
    </style:style>
    <style:style style:name="P10" style:family="paragraph" style:parent-style-name="Table_20_Heading">
      <style:paragraph-properties fo:text-align="center" style:justify-single-word="false"/>
    </style:style>
    <style:style style:name="T1" style:family="text">
      <style:text-properties fo:color="#0b0080" loext:opacity="100%" style:text-line-through-style="none" style:text-line-through-type="none" fo:font-size="16pt" style:text-underline-style="none" fo:font-weight="bold" style:text-blinking="false" style:font-size-asian="16pt" style:font-weight-asian="bold" style:font-size-complex="16pt" style:font-weight-complex="bold"/>
    </style:style>
    <style:style style:name="T2" style:family="text">
      <style:text-properties fo:color="#663366" loext:opacity="100%" style:text-line-through-style="none" style:text-line-through-type="none" fo:font-size="16pt" style:text-underline-style="none" fo:font-weight="bold" style:text-blinking="false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3" style:family="text">
      <style:text-properties fo:color="#663366" loext:opacity="100%" style:text-line-through-style="none" style:text-line-through-type="none" fo:font-size="16pt" style:text-underline-style="none" fo:font-weight="bold" officeooo:rsid="00254e25" style:text-blinking="false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4" style:family="text">
      <style:text-properties fo:font-variant="normal" fo:text-transform="none" fo:color="#54595d" loext:opacity="100%" style:font-name="sans-serif" fo:font-size="12pt" fo:letter-spacing="normal" fo:language="en" fo:country="US" fo:font-style="normal" fo:font-weight="normal" loext:padding-left="0in" loext:padding-right="0in" loext:padding-top="0.0193in" loext:padding-bottom="0.0193in" loext:border-left="none" loext:border-right="none" loext:border-top="0.6pt solid #a7d7f9" loext:border-bottom="0.6pt solid #a7d7f9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23b42e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en.wikipedia.org/w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74LS-- Series ICs (Grouped)</text:p>
      <text:section text:style-name="Sect1" text:name="content">
        <text:section text:style-name="Sect2" text:name="bodyContent">
          <text:section text:style-name="Sect3" text:name="mw-content-text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header-rows>
                <table:table-row table:style-name="Table1.1">
                  <table:table-cell table:style-name="Table1.A1" office:value-type="string">
                    <text:p text:style-name="P10"><draw:frame draw:style-name="fr1" draw:name="Frame1" text:anchor-type="paragraph" svg:width="0.0161in" draw:z-index="0"><draw:text-box fo:min-height="0.0161in"><text:p text:style-name="P2"><text:bookmark text:name="74x00_.E2.80.93_74x99"/><text:bookmark text:name="74x00_–_74x99"/></text:p></draw:text-box></draw:frame>Part number</text:p>
                  </table:table-cell>
                  <table:table-cell table:style-name="Table1.A1" office:value-type="string">
                    <text:p text:style-name="P10">Units</text:p>
                  </table:table-cell>
                  <table:table-cell table:style-name="Table1.A1" office:value-type="string">
                    <text:p text:style-name="P10">Description</text:p>
                  </table:table-cell>
                  <table:table-cell table:style-name="Table1.A1" office:value-type="string">
                    <text:p text:style-name="P10"/>
                  </table:table-cell>
                  <table:table-cell table:style-name="Table1.A1" office:value-type="string">
                    <text:p text:style-name="P10">Pins</text:p>
                  </table:table-cell>
                  <table:table-cell table:style-name="Table1.F1" office:value-type="string">
                    <text:p text:style-name="P10">Datasheet<text:bookmark text:name="7400"/></text:p>
                  </table:table-cell>
                </table:table-row>
              </table:table-header-rows>
              <table:table-row table:style-name="Table1.1">
                <table:table-cell table:style-name="Table1.A2" table:number-columns-spanned="6" office:value-type="string">
                  <text:p text:style-name="P8">Basic Logic Gate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3" office:value-type="string">
                  <text:p text:style-name="P6">74x00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3"><text:span text:style-name="T5">quad 2-input </text:span><text:a xlink:type="simple" xlink:href="https://en.wikipedia.org/wiki/NAND_gate" text:style-name="Internet_20_link" text:visited-style-name="Visited_20_Internet_20_Link"><text:span text:style-name="T1">NAND gate</text:span></text:a></text:p>
                </table:table-cell>
                <table:table-cell table:style-name="Table1.A3" table:number-rows-spanned="6" office:value-type="string">
                  <text:p text:style-name="P6"/>
                </table:table-cell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00" text:style-name="Internet_20_link" text:visited-style-name="Visited_20_Internet_20_Link"><text:span text:style-name="T2">74LS00</text:span></text:a><text:bookmark text:name="7401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02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3"><text:span text:style-name="T5">quad 2-input </text:span><text:a xlink:type="simple" xlink:href="https://en.wikipedia.org/wiki/NOR_gate" text:style-name="Internet_20_link" text:visited-style-name="Visited_20_Internet_20_Link"><text:span text:style-name="T1">NOR gate</text:span></text:a></text:p>
                </table:table-cell>
                <table:covered-table-cell table:style-name="Table1.A3"/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02" text:style-name="Internet_20_link" text:visited-style-name="Visited_20_Internet_20_Link"><text:span text:style-name="T2">74LS02</text:span></text:a><text:bookmark text:name="7403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04</text:p>
                </table:table-cell>
                <table:table-cell table:style-name="Table1.A3" office:value-type="string">
                  <text:p text:style-name="P6">6</text:p>
                </table:table-cell>
                <table:table-cell table:style-name="Table1.A3" office:value-type="string">
                  <text:p text:style-name="P3"><text:span text:style-name="T5">Hex </text:span><text:a xlink:type="simple" xlink:href="https://en.wikipedia.org/wiki/Inverter_gate" text:style-name="Internet_20_link" text:visited-style-name="Visited_20_Internet_20_Link"><text:span text:style-name="T1">inverter gate</text:span></text:a></text:p>
                </table:table-cell>
                <table:covered-table-cell table:style-name="Table1.A3"/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04" text:style-name="Internet_20_link" text:visited-style-name="Visited_20_Internet_20_Link"><text:span text:style-name="T2">74LS04</text:span></text:a><text:bookmark text:name="7405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08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3"><text:span text:style-name="T5">quad 2-input </text:span><text:a xlink:type="simple" xlink:href="https://en.wikipedia.org/wiki/AND_gate" text:style-name="Internet_20_link" text:visited-style-name="Visited_20_Internet_20_Link"><text:span text:style-name="T1">AND gate</text:span></text:a></text:p>
                </table:table-cell>
                <table:covered-table-cell table:style-name="Table1.A3"/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08" text:style-name="Internet_20_link" text:visited-style-name="Visited_20_Internet_20_Link"><text:span text:style-name="T2">74LS08</text:span></text:a><text:bookmark text:name="7409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32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3"><text:span text:style-name="T5">quad 2-input </text:span><text:a xlink:type="simple" xlink:href="https://en.wikipedia.org/wiki/OR_gate" text:style-name="Internet_20_link" text:visited-style-name="Visited_20_Internet_20_Link"><text:span text:style-name="T1">OR gate</text:span></text:a></text:p>
                </table:table-cell>
                <table:covered-table-cell table:style-name="Table1.A3"/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32" text:style-name="Internet_20_link" text:visited-style-name="Visited_20_Internet_20_Link"><text:span text:style-name="T2">74LS32</text:span></text:a><text:bookmark text:name="7433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86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3"><text:span text:style-name="T5">quad 2-input </text:span><text:a xlink:type="simple" xlink:href="https://en.wikipedia.org/wiki/XOR_gate" text:style-name="Internet_20_link" text:visited-style-name="Visited_20_Internet_20_Link"><text:span text:style-name="T1">XOR gate</text:span></text:a></text:p>
                </table:table-cell>
                <table:covered-table-cell table:style-name="Table1.A3"/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86a" text:style-name="Internet_20_link" text:visited-style-name="Visited_20_Internet_20_Link"><text:span text:style-name="T2">74LS86</text:span></text:a><text:bookmark text:name="7487"/></text:p>
                </table:table-cell>
              </table:table-row>
              <table:table-row table:style-name="Table1.1">
                <table:table-cell table:style-name="Table1.A2" table:number-columns-spanned="6" office:value-type="string">
                  <text:p text:style-name="P8">Counters/<text:span text:style-name="T6">Flip-Flops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3" office:value-type="string">
                  <text:p text:style-name="P6">74x107</text:p>
                </table:table-cell>
                <table:table-cell table:style-name="Table1.A3" office:value-type="string">
                  <text:p text:style-name="P6">2</text:p>
                </table:table-cell>
                <table:table-cell table:style-name="Table1.A3" office:value-type="string">
                  <text:p text:style-name="P6">dual J-K flip-flop, clear</text:p>
                </table:table-cell>
                <table:table-cell table:style-name="Table1.A3" table:number-rows-spanned="2" office:value-type="string">
                  <text:p text:style-name="P6"/>
                </table:table-cell>
                <table:table-cell table:style-name="Table1.A3" office:value-type="string">
                  <text:p text:style-name="P6">14</text:p>
                </table:table-cell>
                <table:table-cell table:style-name="Table1.F3" office:value-type="string">
                  <text:p text:style-name="P3"><text:a xlink:type="simple" xlink:href="http://www.ti.com/lit/gpn/sn74ls107a" text:style-name="Internet_20_link" text:visited-style-name="Visited_20_Internet_20_Link"><text:span text:style-name="T2">74</text:span><text:span text:style-name="T3">LS</text:span><text:span text:style-name="T2">107</text:span></text:a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161</text:p>
                </table:table-cell>
                <table:table-cell table:style-name="Table1.A3" office:value-type="string">
                  <text:p text:style-name="P6">1</text:p>
                </table:table-cell>
                <table:table-cell table:style-name="Table1.A3" office:value-type="string">
                  <text:p text:style-name="P6">synchronous presettable 4-bit binary counter, asynchronous clear</text:p>
                </table:table-cell>
                <table:covered-table-cell table:style-name="Table1.A3"/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74ls161a" text:style-name="Internet_20_link" text:visited-style-name="Visited_20_Internet_20_Link"><text:span text:style-name="T2">74</text:span><text:span text:style-name="T3">LS</text:span><text:span text:style-name="T2">161</text:span></text:a><text:bookmark text:name="74162 Copy 1"/></text:p>
                </table:table-cell>
              </table:table-row>
              <table:table-row table:style-name="Table1.1">
                <table:table-cell table:style-name="Table1.A2" table:number-columns-spanned="6" office:value-type="string">
                  <text:p text:style-name="P8">Multiplexers/Decoders/Demultiplexer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3" office:value-type="string">
                  <text:p text:style-name="P6">74x138</text:p>
                </table:table-cell>
                <table:table-cell table:style-name="Table1.A3" office:value-type="string">
                  <text:p text:style-name="P6">1</text:p>
                </table:table-cell>
                <table:table-cell table:style-name="Table1.A3" office:value-type="string">
                  <text:p text:style-name="P7">3-line to 8-line decoder/demultiplexer, </text:p>
                  <text:p text:style-name="P7">inverting outputs</text:p>
                </table:table-cell>
                <table:table-cell table:style-name="Table1.A3" table:number-rows-spanned="3" office:value-type="string">
                  <text:p text:style-name="P6"/>
                </table:table-cell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74ls138" text:style-name="Internet_20_link" text:visited-style-name="Visited_20_Internet_20_Link"><text:span text:style-name="T2">74LS138</text:span></text:a><text:bookmark text:name="74139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139</text:p>
                </table:table-cell>
                <table:table-cell table:style-name="Table1.A3" office:value-type="string">
                  <text:p text:style-name="P6">2</text:p>
                </table:table-cell>
                <table:table-cell table:style-name="Table1.A3" office:value-type="string">
                  <text:p text:style-name="P7">dual 2 to 4-line decoder/demultiplexer, </text:p>
                  <text:p text:style-name="P7">inverting outputs</text:p>
                </table:table-cell>
                <table:covered-table-cell table:style-name="Table1.A3"/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74ls139a" text:style-name="Internet_20_link" text:visited-style-name="Visited_20_Internet_20_Link"><text:span text:style-name="T2">74LS139</text:span></text:a><text:bookmark text:name="74140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157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7">quad 2-line to 1-line data selector/multiplexer, </text:p>
                  <text:p text:style-name="P7">non-inverting outputs</text:p>
                </table:table-cell>
                <table:covered-table-cell table:style-name="Table1.A3"/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74ls157" text:style-name="Internet_20_link" text:visited-style-name="Visited_20_Internet_20_Link"><text:span text:style-name="T2">74</text:span><text:span text:style-name="T3">LS</text:span><text:span text:style-name="T2">157</text:span></text:a><text:bookmark text:name="74158"/></text:p>
                </table:table-cell>
              </table:table-row>
              <table:table-row table:style-name="Table1.1">
                <table:table-cell table:style-name="Table1.A2" table:number-columns-spanned="6" office:value-type="string">
                  <text:p text:style-name="P8">Memory (RAM/Registers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3" office:value-type="string">
                  <text:p text:style-name="P6">74x189</text:p>
                </table:table-cell>
                <table:table-cell table:style-name="Table1.A3" office:value-type="string">
                  <text:p text:style-name="P6">1</text:p>
                </table:table-cell>
                <table:table-cell table:style-name="Table1.A3" office:value-type="string">
                  <text:p text:style-name="P6">64-bit RAM (16x4), inverting outputs</text:p>
                </table:table-cell>
                <table:table-cell table:style-name="Table1.A3" table:number-rows-spanned="4" office:value-type="string">
                  <text:p text:style-name="P6"/>
                </table:table-cell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s://archive.org/stream/bitsavers_tidataBookcomputerComponentsDataBook_16851665/1977_TI_Bipolar_Microcomputer_Components_Data_Book#page/n191" text:style-name="Internet_20_link" text:visited-style-name="Visited_20_Internet_20_Link"><text:span text:style-name="T2">74</text:span><text:span text:style-name="T3">L</text:span><text:span text:style-name="T2">S189</text:span></text:a><text:bookmark text:name="74190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173</text:p>
                </table:table-cell>
                <table:table-cell table:style-name="Table1.A3" office:value-type="string">
                  <text:p text:style-name="P6">4</text:p>
                </table:table-cell>
                <table:table-cell table:style-name="Table1.A3" office:value-type="string">
                  <text:p text:style-name="P6">quad D flip-flop, asynchronous clear</text:p>
                </table:table-cell>
                <table:covered-table-cell table:style-name="Table1.A3"/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54ls173a" text:style-name="Internet_20_link" text:visited-style-name="Visited_20_Internet_20_Link"><text:span text:style-name="T2">74</text:span><text:span text:style-name="T3">LS</text:span><text:span text:style-name="T2">173</text:span></text:a><text:bookmark text:name="74174 Copy 1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273</text:p>
                </table:table-cell>
                <table:table-cell table:style-name="Table1.A3" office:value-type="string">
                  <text:p text:style-name="P6">1</text:p>
                </table:table-cell>
                <table:table-cell table:style-name="Table1.A3" office:value-type="string">
                  <text:p text:style-name="P6">8-bit register, asynchronous clear</text:p>
                </table:table-cell>
                <table:covered-table-cell table:style-name="Table1.A3"/>
                <table:table-cell table:style-name="Table1.A3" office:value-type="string">
                  <text:p text:style-name="P6">20</text:p>
                </table:table-cell>
                <table:table-cell table:style-name="Table1.F3" office:value-type="string">
                  <text:p text:style-name="P3"><text:a xlink:type="simple" xlink:href="http://www.ti.com/lit/gpn/sn74ls273" text:style-name="Internet_20_link" text:visited-style-name="Visited_20_Internet_20_Link"><text:span text:style-name="T2">74</text:span><text:span text:style-name="T3">LS</text:span><text:span text:style-name="T2">273</text:span></text:a><text:bookmark text:name="74274"/></text:p>
                </table:table-cell>
              </table:table-row>
              <table:table-row table:style-name="Table1.1">
                <table:table-cell table:style-name="Table1.A3" office:value-type="string">
                  <text:p text:style-name="P6">74x595</text:p>
                </table:table-cell>
                <table:table-cell table:style-name="Table1.A3" office:value-type="string">
                  <text:p text:style-name="P6">1</text:p>
                </table:table-cell>
                <table:table-cell table:style-name="Table1.A3" office:value-type="string">
                  <text:p text:style-name="P7">8-bit shift registers, Serial-In, Parallel-Out, </text:p>
                  <text:p text:style-name="P7">output latches, output enable</text:p>
                </table:table-cell>
                <table:covered-table-cell table:style-name="Table1.A3"/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74ls595" text:style-name="Internet_20_link" text:visited-style-name="Visited_20_Internet_20_Link"><text:span text:style-name="T2">74LS595</text:span></text:a><text:bookmark text:name="74596 Copy 1 Copy 1"/></text:p>
                </table:table-cell>
              </table:table-row>
              <table:table-row table:style-name="Table1.1">
                <table:table-cell table:style-name="Table1.A2" table:number-columns-spanned="6" office:value-type="string">
                  <text:p text:style-name="P8">Binary Add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3" office:value-type="string">
                  <text:p text:style-name="P6">74x283</text:p>
                </table:table-cell>
                <table:table-cell table:style-name="Table1.A3" office:value-type="string">
                  <text:p text:style-name="P6">1</text:p>
                </table:table-cell>
                <table:table-cell table:style-name="Table1.A3" office:value-type="string">
                  <text:p text:style-name="P3"><text:span text:style-name="T5">4-bit binary </text:span><text:a xlink:type="simple" xlink:href="https://en.wikipedia.org/wiki/Full_adder" text:style-name="Internet_20_link" text:visited-style-name="Visited_20_Internet_20_Link"><text:span text:style-name="T1">full adder</text:span></text:a><text:span text:style-name="T5"> (has carry in function)</text:span></text:p>
                </table:table-cell>
                <table:table-cell table:style-name="Table1.A3" office:value-type="string">
                  <text:p text:style-name="P6"/>
                </table:table-cell>
                <table:table-cell table:style-name="Table1.A3" office:value-type="string">
                  <text:p text:style-name="P6">16</text:p>
                </table:table-cell>
                <table:table-cell table:style-name="Table1.F3" office:value-type="string">
                  <text:p text:style-name="P3"><text:a xlink:type="simple" xlink:href="http://www.ti.com/lit/gpn/sn74ls283" text:style-name="Internet_20_link" text:visited-style-name="Visited_20_Internet_20_Link"><text:span text:style-name="T2">74</text:span><text:span text:style-name="T3">LS</text:span><text:span text:style-name="T2">283</text:span></text:a><text:bookmark text:name="74284"/></text:p>
                </table:table-cell>
              </table:table-row>
              <table:table-row table:style-name="Table1.1">
                <table:table-cell table:style-name="Table1.A2" table:number-columns-spanned="6" office:value-type="string">
                  <text:p text:style-name="P9">BUS Transceiv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1.1">
                <table:table-cell table:style-name="Table1.A3" office:value-type="string">
                  <text:p text:style-name="P6">74x245</text:p>
                </table:table-cell>
                <table:table-cell table:style-name="Table1.A3" office:value-type="string">
                  <text:p text:style-name="P6">8</text:p>
                </table:table-cell>
                <table:table-cell table:style-name="Table1.A3" office:value-type="string">
                  <text:p text:style-name="P6">octal bus transceiver, non-inverting outputs</text:p>
                </table:table-cell>
                <table:table-cell table:style-name="Table1.A3" office:value-type="string">
                  <text:p text:style-name="P6"/>
                </table:table-cell>
                <table:table-cell table:style-name="Table1.A3" office:value-type="string">
                  <text:p text:style-name="P6">20</text:p>
                </table:table-cell>
                <table:table-cell table:style-name="Table1.F3" office:value-type="string">
                  <text:p text:style-name="P3"><text:a xlink:type="simple" xlink:href="http://www.ti.com/lit/gpn/sn74ls245" text:style-name="Internet_20_link" text:visited-style-name="Visited_20_Internet_20_Link"><text:span text:style-name="T2">SN74LS245</text:span></text:a><text:bookmark text:name="74246 Copy 1"/></text:p>
                </table:table-cell>
              </table:table-row>
            </table:table>
            <text:h text:style-name="P1" text:outline-level="2"><text:span text:style-name="T4"/></text:h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11in" style:num-format="1" style:print-orientation="portrait" fo:margin-top="0.7598in" fo:margin-bottom="0.7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22T15:24:43.584000000</meta:creation-date>
    <dc:date>2024-10-19T16:19:16.006000000</dc:date>
    <meta:editing-duration>PT1H5M27S</meta:editing-duration>
    <meta:editing-cycles>12</meta:editing-cycles>
    <meta:generator>LibreOffice/7.6.0.3$Windows_X86_64 LibreOffice_project/69edd8b8ebc41d00b4de3915dc82f8f0fc3b6265</meta:generator>
    <meta:document-statistic meta:table-count="1" meta:image-count="0" meta:object-count="0" meta:page-count="1" meta:paragraph-count="101" meta:word-count="180" meta:character-count="1119" meta:non-whitespace-character-count="1036"/>
  </office:meta>
</office:document-meta>
</file>